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C1CC902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536cm, 6.475cm, 13.658cm, 3.3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7cm" svg:height="21.9cm" svg:x="0.992cm" svg:y="2.491cm">
          <draw:image xlink:href="Pictures/10000000000005E8000007E0C1CC902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6T07:37:14.896068953</dc:date>
    <meta:editing-duration>PT3M37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